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E10000033785C4D2F2CA9F1AF3.png" manifest:media-type="image/png"/>
  <manifest:file-entry manifest:full-path="Pictures/10000201000003E80000034DE0C9C42BFD60583A.png" manifest:media-type="image/png"/>
  <manifest:file-entry manifest:full-path="Pictures/1000020100000421000003195EEF2B7EF4B4A1C6.png" manifest:media-type="image/png"/>
  <manifest:file-entry manifest:full-path="Pictures/100002010000045200000355ED3430998D808BA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bb9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width="17cm" svg:height="20.789cm" draw:z-index="0"><draw:image xlink:href="Pictures/100002010000045200000355ED3430998D808BA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2" text:anchor-type="char" svg:width="17cm" svg:height="20.936cm" draw:z-index="1"><draw:image xlink:href="Pictures/10000201000003E80000034DE0C9C42BFD6058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width="17cm" svg:height="22.521cm" draw:z-index="2"><draw:image xlink:href="Pictures/1000020100000421000003195EEF2B7EF4B4A1C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width="17cm" svg:height="23.964cm" draw:z-index="3"><draw:image xlink:href="Pictures/10000201000003E10000033785C4D2F2CA9F1AF3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1:38:20.939985961</meta:creation-date>
    <dc:date>2022-06-12T11:45:41.504145016</dc:date>
    <meta:editing-duration>PT7M22S</meta:editing-duration>
    <meta:editing-cycles>1</meta:editing-cycles>
    <meta:document-statistic meta:table-count="0" meta:image-count="4" meta:object-count="0" meta:page-count="7" meta:paragraph-count="0" meta:word-count="0" meta:character-count="0" meta:non-whitespace-character-count="0"/>
    <meta:generator>LibreOffice/6.4.7.2$Linux_X86_64 LibreOffice_project/40$Build-2</meta:generator>
  </office:meta>
</office:document-meta>
</file>